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964b" officeooo:paragraph-rsid="0008964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964b" officeooo:paragraph-rsid="0008964b" style:font-weight-asian="bold" style:font-weight-complex="bold"/>
    </style:style>
    <style:style style:name="P3" style:family="paragraph" style:parent-style-name="Standard">
      <style:text-properties fo:font-weight="normal" officeooo:rsid="0008964b" officeooo:paragraph-rsid="0008964b" style:font-weight-asian="normal" style:font-weight-complex="normal"/>
    </style:style>
    <style:style style:name="P4" style:family="paragraph" style:parent-style-name="Standard">
      <style:text-properties fo:font-weight="normal" officeooo:rsid="0008964b" officeooo:paragraph-rsid="0008964b" style:font-weight-asian="normal" style:font-weight-complex="normal"/>
    </style:style>
    <style:style style:name="P5" style:family="paragraph" style:parent-style-name="Standard">
      <style:text-properties fo:font-weight="normal" officeooo:rsid="0009a6dd" officeooo:paragraph-rsid="0009a6dd" style:font-weight-asian="normal" style:font-weight-complex="normal"/>
    </style:style>
    <style:style style:name="P6" style:family="paragraph" style:parent-style-name="Standard">
      <style:text-properties officeooo:paragraph-rsid="0008964b"/>
    </style:style>
    <style:style style:name="P7" style:family="paragraph" style:parent-style-name="Standard">
      <style:text-properties officeooo:paragraph-rsid="0009a6dd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fo:font-weight="normal" officeooo:rsid="0009a6dd" officeooo:paragraph-rsid="0009a6dd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paragraph-rsid="000a35da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0a35da" officeooo:paragraph-rsid="000a35da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964b" style:font-weight-asian="normal" style:font-weight-complex="normal"/>
    </style:style>
    <style:style style:name="T3" style:family="text">
      <style:text-properties fo:font-weight="normal" officeooo:rsid="0009a6dd" style:font-weight-asian="normal" style:font-weight-complex="normal"/>
    </style:style>
    <style:style style:name="T4" style:family="text">
      <style:text-properties fo:font-weight="normal" officeooo:rsid="000a35d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964b" style:font-weight-asian="bold" style:font-weight-complex="bold"/>
    </style:style>
    <style:style style:name="T7" style:family="text">
      <style:text-properties officeooo:rsid="0009a6dd"/>
    </style:style>
    <style:style style:name="T8" style:family="text">
      <style:text-properties style:font-name="sans-serif" fo:font-size="13.5pt"/>
    </style:style>
    <style:style style:name="T9" style:family="text">
      <style:text-properties style:font-name="sans-serif" fo:font-size="13.5pt" officeooo:rsid="0009a6dd"/>
    </style:style>
    <style:style style:name="T10" style:family="text">
      <style:text-properties style:font-name="sans-serif" fo:font-size="12pt" style:font-size-asian="12pt" style:font-size-complex="12pt"/>
    </style:style>
    <style:style style:name="T11" style:family="text">
      <style:text-properties style:font-name="sans-serif" officeooo:rsid="0009a6dd"/>
    </style:style>
    <style:style style:name="T12" style:family="text">
      <style:text-properties style:font-name="Liberation Serif" fo:font-weight="normal" officeooo:rsid="0009a6dd" style:font-weight-asian="normal" style:font-weight-complex="normal"/>
    </style:style>
    <style:style style:name="T13" style:family="text">
      <style:text-properties style:font-name="Liberation Serif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02 – Redes de Computadores</text:p>
      <text:p text:style-name="P1"/>
      <text:p text:style-name="P1">Aluno: <text:span text:style-name="T1">Caíque de Paula Figueiredo Coelho</text:span></text:p>
      <text:p text:style-name="P1">RGA: <text:span text:style-name="T1">201319040152</text:span></text:p>
      <text:p text:style-name="P3"/>
      <text:p text:style-name="P3">2. Cliente</text:p>
      <text:p text:style-name="P3"/>
      <text:p text:style-name="P3"><text:tab/>2.1. Anote as URLs das páginas que você escolheu e o número de requisições de <text:tab/>chamada <text:tab/>para obter a página principal de cada página web</text:p>
      <text:p text:style-name="P3"/>
      <text:p text:style-name="P3"><text:tab/><text:tab/>R: <text:span text:style-name="T5">Páginas: siscad.ufms.br → 2 recv calls</text:span></text:p>
      <text:p text:style-name="P1"><text:tab/><text:tab/> <text:s text:c="10"/><text:tab/> <text:s text:c="8"/>uol.com → 2 recv calls</text:p>
      <text:p text:style-name="P1"><text:tab/><text:tab/><text:tab/> <text:s text:c="8"/>ead.facom.ufms.br → 2 recv calls</text:p>
      <text:p text:style-name="P3"/>
      <text:p text:style-name="P3">3. Modificando o Cliente</text:p>
      <text:p text:style-name="P3"/>
      <text:p text:style-name="P1"><text:span text:style-name="T1"><text:tab/>3.2. Modifique e envie seu código. Se seu código funcionar, coloque no seu relatório a <text:tab/>quantidade de requisições necessárias para obter: “</text:span><text:a xlink:type="simple" xlink:href="https://www.ufms.br/cursos/graduacao/" text:style-name="Internet_20_link" text:visited-style-name="Visited_20_Internet_20_Link"><text:span text:style-name="T1">https://www.ufms.br/cursos/graduacao/</text:span></text:a><text:span text:style-name="T1">”</text:span></text:p>
      <text:p text:style-name="P3"/>
      <text:p text:style-name="P6"><text:span text:style-name="T2"><text:tab/><text:tab/></text:span><text:span text:style-name="T6">R: Página: </text:span><text:a xlink:type="simple" xlink:href="https://www.ufms.br/cursos/graduacao/" text:style-name="Internet_20_link" text:visited-style-name="Visited_20_Internet_20_Link"><text:span text:style-name="T5">https://www.ufms.br/cursos/graduacao/</text:span></text:a><text:span text:style-name="T5"> →</text:span><text:span text:style-name="T6"> 2 recv calls</text:span></text:p>
      <text:p text:style-name="P6"><text:span text:style-name="T6"/></text:p>
      <text:p text:style-name="P5">4. Modificando o Servidor</text:p>
      <text:p text:style-name="P5"/>
      <text:p text:style-name="P7"><text:span text:style-name="T3"><text:tab/>4.3.</text:span><text:span text:style-name="T12"> </text:span><text:span text:style-name="T13">Informe o nome do cliente web que você usou para conectar no seu servidor web</text:span></text:p>
      <text:p text:style-name="P8">(Safari, Edge, Firefox, etc.) e determine todas as requisições que o navegador fez ao servidor.</text:p>
      <text:p text:style-name="P8">Pode ser apenas uma requisição ou podem ser várias. Apenas observe cuidadosamente e</text:p>
      <text:p text:style-name="P8">informe quais foram as requisições.</text:p>
      <text:p text:style-name="P8"/>
      <text:p text:style-name="P10"><text:tab/><text:span text:style-name="T7">R: </text:span><text:span text:style-name="T4">Firefox,</text:span></text:p>
      <text:p text:style-name="P10"><text:span text:style-name="T4"/></text:p>
      <text:p text:style-name="P11"><text:span text:style-name="T4"><text:tab/><text:tab/>accepted a connection from 127.0.0.1</text:span></text:p>
      <text:p text:style-name="P12"><text:span text:style-name="T1"><text:tab/><text:tab/>GET / HTTP/1.1</text:span></text:p>
      <text:p text:style-name="P12"><text:span text:style-name="T1"><text:tab/><text:tab/>Host: localhost:6789</text:span></text:p>
      <text:p text:style-name="P12"><text:span text:style-name="T1"><text:tab/><text:tab/>User-Agent: Mozilla/5.0 (X11; Ubuntu; Linux x86_64; rv:54.0) Gecko/20100101 <text:tab/><text:tab/>Firefox/54.0</text:span></text:p>
      <text:p text:style-name="P12"><text:span text:style-name="T1"><text:tab/><text:tab/>Accept: text/html,application/xhtml+xml,application/xml;q=0.9,*/*;q=0.8</text:span></text:p>
      <text:p text:style-name="P12"><text:span text:style-name="T1"><text:tab/><text:tab/>Accept-Language: en-US,en;q=0.5</text:span></text:p>
      <text:p text:style-name="P12"><text:span text:style-name="T1"><text:tab/><text:tab/>Accept-Encoding: gzip, deflate</text:span></text:p>
      <text:p text:style-name="P12"><text:span text:style-name="T1"><text:tab/><text:tab/>Connection: keep-alive</text:span></text:p>
      <text:p text:style-name="P12"><text:span text:style-name="T1"><text:tab/><text:tab/>Upgrade-Insecure-Requests: 1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45:05.932249964</meta:creation-date>
    <dc:date>2017-08-05T21:01:35.428036091</dc:date>
    <meta:editing-duration>PT1H38M24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6" meta:word-count="174" meta:character-count="1323" meta:non-whitespace-character-count="1108"/>
  </office:meta>
</office:document-meta>
</file>